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MacroRequestContext.getBindStatu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setMessageMap( Map &lt; String , String &gt; messag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ThemeMessage( String code , List &lt;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Message( String code , List &lt; ? &gt; args , String default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acroRequestContext.getMessage( String code , String default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acroRequestContext.getThemeMessag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BindStatus( String path , boolean html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set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Messag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setThemeMessageMap( Map &lt; String , String &gt; themeMessag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ThemeMessage( String code , String default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acroRequestContext.DummyMacroRequestContex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ContextUrl( String relativeUrl , 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acroRequestContext.getMessage( String code , List &lt;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ContextUrl( String relativ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ThemeMessage( String code , List &lt; ? &gt; args , String default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